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bold" officeooo:rsid="00101482" officeooo:paragraph-rsid="000199bb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199bb" style:font-size-asian="12pt" style:language-asian="zxx" style:country-asian="none" style:font-weight-asian="bold" style:font-name-complex="Times New Roman1" style:language-complex="zxx" style:country-complex="none"/>
    </style:style>
    <style:style style:name="P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199bb" style:font-size-asian="14pt" style:language-asian="zxx" style:country-asian="none" style:font-name-complex="Times New Roman1" style:font-size-complex="14pt" style:language-complex="zxx" style:country-complex="none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0199bb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bold" officeooo:rsid="00101482" officeooo:paragraph-rsid="000199bb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bold" officeooo:rsid="00101482" officeooo:paragraph-rsid="0002db12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199bb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199bb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fo:language="zxx" fo:country="none" officeooo:paragraph-rsid="000199bb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199bb" style:font-size-asian="10.5pt" style:language-asian="zxx" style:country-asian="none" style:font-weight-asian="bold" style:language-complex="zxx" style:country-complex="none"/>
    </style:style>
    <style:style style:name="P18" style:family="paragraph" style:parent-style-name="Text_20_body">
      <style:text-properties fo:font-size="13pt" fo:language="zxx" fo:country="none" officeooo:paragraph-rsid="000199bb" style:font-size-asian="13pt" style:language-asian="zxx" style:country-asian="none" style:language-complex="zxx" style:country-complex="none"/>
    </style:style>
    <style:style style:name="P19" style:family="paragraph" style:parent-style-name="Text_20_body">
      <style:text-properties fo:font-size="15pt" fo:language="zxx" fo:country="none" officeooo:paragraph-rsid="000199bb" style:font-size-asian="1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199bb" style:font-size-asian="18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199bb" style:font-size-asian="14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199bb" style:font-size-asian="20.5pt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543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199bb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6" style:family="text">
      <style:text-properties officeooo:rsid="003352ca"/>
    </style:style>
    <style:style style:name="T7" style:family="text">
      <style:text-properties officeooo:rsid="000a28f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language="ru" fo:country="RU" fo:font-weight="normal" officeooo:rsid="0002db12" style:font-weight-asian="normal" style:font-weight-complex="normal"/>
    </style:style>
    <style:style style:name="T18" style:family="text">
      <style:text-properties fo:language="ru" fo:country="RU" officeooo:rsid="0002d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6">«БЕЛГОРОДСКИЙ ГОСУДАРСТВЕННЫЙ ТЕХНОЛОГИЧЕСКИЙ УНИВЕРСИТЕТ им. В. Г. ШУХОВА» (БГТУ им. В.Г. Шухова)</text:p>
      <text:p text:style-name="P17"/>
      <text:p text:style-name="P4">Кафедра программного обеспечения вычислительной техники и автоматизированных систем</text:p>
      <text:p text:style-name="P18"/>
      <text:p text:style-name="P18"/>
      <text:p text:style-name="P18"/>
      <text:p text:style-name="P18"/>
      <text:p text:style-name="P18"/>
      <text:p text:style-name="P15"/>
      <text:p text:style-name="P2"><text:span text:style-name="T1">Лабораторная работа №</text:span><text:span text:style-name="T3">2</text:span><text:span text:style-name="T1"><text:line-break/></text:span><text:span text:style-name="T4">по дисциплине: </text:span><text:span text:style-name="T5">Архитектура вычислительных систем</text:span></text:p>
      <text:p text:style-name="P7">тема: «Создание объектов базы данных в СУБД»</text:p>
      <text:p text:style-name="P19"/>
      <text:p text:style-name="P19"/>
      <text:p text:style-name="P19"/>
      <text:p text:style-name="P19"/>
      <text:p text:style-name="P20"/>
      <text:p text:style-name="P16">Выполнил: ст. группы <text:span text:style-name="T6">ПВ-211</text:span> </text:p>
      <text:p text:style-name="P12">Чувилко Илья Р<text:span text:style-name="T7">оманович</text:span></text:p>
      <text:p text:style-name="P21"/>
      <text:p text:style-name="P13">Проверил:</text:p>
      <text:p text:style-name="P13">Осипов Олег Васильевич</text:p>
      <text:p text:style-name="P19"/>
      <text:p text:style-name="P19"/>
      <text:p text:style-name="P22"/>
      <text:p text:style-name="P14">Белгород 202<text:span text:style-name="T6">2</text:span> г.</text:p>
      <text:p text:style-name="P14"/>
      <text:p text:style-name="P9"><text:soft-page-break/>Вариант 20</text:p>
      <text:p text:style-name="P10">Цель работы: <text:span text:style-name="T8">изучить основные возможности языка SQL для создания структуры базы данных. Научиться создавать базы данных, таблицы, связи, ограничения, а также создавать, изменять и удалять данные. </text:span></text:p>
      <text:p text:style-name="P10"><text:span text:style-name="T8"/></text:p>
      <text:p text:style-name="P10">Задание к работе </text:p>
      <text:p text:style-name="P10"><text:span text:style-name="T8">1. Составить SQL-запросы для создания структуры базы данных, полученной в результате лабораторной работы №1. Указать используемые типы данных, ограничения значений полей; для связей: действия с записями подчинённой таблицы при удалении и изменении соответствующей записи главной таблицы.</text:span></text:p>
      <text:p text:style-name="P10"><text:span text:style-name="T8">2. С помощью SQL-запросов выполнить добавление 3–4 записей в каждую таблицу, изменение и удаление нескольких записей.</text:span></text:p>
      <text:p text:style-name="P10"><text:span text:style-name="T8"/></text:p>
      <text:p text:style-name="P10">Выполнение работы<text:span text:style-name="T8">: </text:span></text:p>
      <text:p text:style-name="P10"><text:span text:style-name="T18">Задание </text:span>1. <text:span text:style-name="T8">Составить SQL-запросы для создания структуры базы данных, полученной в результате лабораторной работы №1. Указать используемые типы данных, ограничения значений полей; для связей: действия с записями подчинённой таблицы при удалении и изменении соответствующей записи главной таблицы.</text:span></text:p>
      <text:p text:style-name="P10"><text:span text:style-name="T8"/></text:p>
      <text:p text:style-name="P10">Создание БД: </text:p>
      <text:p text:style-name="P8" loext:marker-style-name="T11"><text:span text:style-name="T10">CREATE DATABASE IF NOT EXISTS </text:span><text:span text:style-name="T11">dealership;</text:span></text:p>
      <text:p text:style-name="P1"><text:span text:style-name="T8"/></text:p>
      <text:p text:style-name="P10">Создание таблиц: </text:p>
      <text:p text:style-name="P8" loext:marker-style-name="T11"><text:span text:style-name="T10">CREATE TABLE IF NOT EXISTS </text:span><text:span text:style-name="T11">`dealership`.`contact_details`<text:line-break/>(<text:line-break/> <text:s text:c="3"/></text:span><text:span text:style-name="T12">`id` <text:s text:c="8"/></text:span><text:span text:style-name="T9">INT</text:span><text:span text:style-name="T11">(</text:span><text:span text:style-name="T13">11</text:span><text:span text:style-name="T11">) <text:s text:c="4"/></text:span><text:span text:style-name="T9">NOT NULL AUTO_INCREMENT</text:span><text:span text:style-name="T11">,<text:line-break/> <text:s text:c="3"/></text:span><text:span text:style-name="T12">`first_name` </text:span><text:span text:style-name="T9">VARCHAR</text:span><text:span text:style-name="T11">(</text:span><text:span text:style-name="T13">20</text:span><text:span text:style-name="T11">) </text:span><text:span text:style-name="T9">NOT NULL</text:span><text:span text:style-name="T11">,<text:line-break/> <text:s text:c="3"/></text:span><text:span text:style-name="T12">`last_name` <text:s/></text:span><text:span text:style-name="T9">VARCHAR</text:span><text:span text:style-name="T11">(</text:span><text:span text:style-name="T13">20</text:span><text:span text:style-name="T11">) </text:span><text:span text:style-name="T9">NOT NULL</text:span><text:span text:style-name="T11">,<text:line-break/> <text:s text:c="3"/></text:span><text:span text:style-name="T12">`email` <text:s text:c="5"/></text:span><text:span text:style-name="T9">VARCHAR</text:span><text:span text:style-name="T11">(</text:span><text:span text:style-name="T13">30</text:span><text:span text:style-name="T11">) </text:span><text:span text:style-name="T9">NULL</text:span><text:span text:style-name="T11">,<text:line-break/> <text:s text:c="3"/></text:span><text:span text:style-name="T12">`phone` <text:s text:c="5"/></text:span><text:span text:style-name="T9">VARCHAR</text:span><text:span text:style-name="T11">(</text:span><text:span text:style-name="T13">12</text:span><text:span text:style-name="T11">) </text:span><text:span text:style-name="T9">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buyer`<text:line-break/>(<text:line-break/> <text:s text:c="3"/></text:span><text:span text:style-name="T12">`id` <text:s text:c="16"/></text:span><text:span text:style-name="T9">INT</text:span><text:span text:style-name="T11">(</text:span><text:span text:style-name="T13">11</text:span><text:span text:style-name="T11">) </text:span><text:span text:style-name="T9">NOT NULL AUTO_INCREMENT</text:span><text:span text:style-name="T11">,<text:line-break/> <text:s text:c="3"/></text:span><text:span text:style-name="T12">`contact_details_id` </text:span><text:span text:style-name="T9">INT</text:span><text:span text:style-name="T11">(</text:span><text:span text:style-name="T13">11</text:span><text:span text:style-name="T11">) 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,<text:line-break/> <text:s text:c="3"/></text:span><text:span text:style-name="T9">FOREIGN KEY </text:span><text:span text:style-name="T11">(</text:span><text:span text:style-name="T12">contact_details_id</text:span><text:span text:style-name="T11">) </text:span><text:span text:style-name="T9">REFERENCES </text:span><text:span text:style-name="T11">contact_details (</text:span><text:span text:style-name="T12">id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qualification`<text:line-break/>(<text:line-break/> <text:s text:c="3"/></text:span><text:span text:style-name="T12">`id` <text:s text:c="14"/></text:span><text:span text:style-name="T9">INT</text:span><text:span text:style-name="T11">(</text:span><text:span text:style-name="T13">11</text:span><text:span text:style-name="T11">) <text:s text:c="5"/></text:span><text:span text:style-name="T9">NOT NULL AUTO_INCREMENT</text:span><text:span text:style-name="T11">,<text:line-break/> <text:s text:c="3"/></text:span><text:span text:style-name="T12">`post` <text:s text:c="12"/></text:span><text:span text:style-name="T9">VARCHAR</text:span><text:span text:style-name="T11">(</text:span><text:span text:style-name="T13">30</text:span><text:span text:style-name="T11">) <text:s/></text:span><text:span text:style-name="T9">NOT NULL</text:span><text:span text:style-name="T11">,<text:line-break/> <text:s text:c="3"/></text:span><text:span text:style-name="T12">`experience` <text:s text:c="6"/></text:span><text:span text:style-name="T9">INT</text:span><text:span text:style-name="T11">(</text:span><text:span text:style-name="T13">2</text:span><text:span text:style-name="T11">) <text:s text:c="6"/></text:span><text:span text:style-name="T9">NOT NULL</text:span><text:span text:style-name="T11">,<text:line-break/> <text:s text:c="3"/></text:span><text:span text:style-name="T12">`certification` <text:s text:c="3"/></text:span><text:span text:style-name="T9">VARCHAR</text:span><text:span text:style-name="T11">(</text:span><text:span text:style-name="T13">30</text:span><text:span text:style-name="T11">) <text:s/></text:span><text:span text:style-name="T9">NOT NULL</text:span><text:span text:style-name="T11">,<text:line-break/></text:span><text:soft-page-break/><text:span text:style-name="T11"> <text:s text:c="3"/></text:span><text:span text:style-name="T12">`additional_notes` </text:span><text:span text:style-name="T9">VARCHAR</text:span><text:span text:style-name="T11">(</text:span><text:span text:style-name="T13">255</text:span><text:span text:style-name="T11">) 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seller`<text:line-break/>(<text:line-break/> <text:s text:c="3"/></text:span><text:span text:style-name="T12">`id` <text:s text:c="16"/></text:span><text:span text:style-name="T9">INT</text:span><text:span text:style-name="T11">(</text:span><text:span text:style-name="T13">11</text:span><text:span text:style-name="T11">) </text:span><text:span text:style-name="T9">NOT NULL AUTO_INCREMENT</text:span><text:span text:style-name="T11">,<text:line-break/> <text:s text:c="3"/></text:span><text:span text:style-name="T12">`contact_details_id` </text:span><text:span text:style-name="T9">INT</text:span><text:span text:style-name="T11">(</text:span><text:span text:style-name="T13">11</text:span><text:span text:style-name="T11">) </text:span><text:span text:style-name="T9">NOT NULL</text:span><text:span text:style-name="T11">,<text:line-break/> <text:s text:c="3"/></text:span><text:span text:style-name="T12">`qualification_id` <text:s text:c="2"/></text:span><text:span text:style-name="T9">INT</text:span><text:span text:style-name="T11">(</text:span><text:span text:style-name="T13">11</text:span><text:span text:style-name="T11">) 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,<text:line-break/> <text:s text:c="3"/></text:span><text:span text:style-name="T9">FOREIGN KEY </text:span><text:span text:style-name="T11">(</text:span><text:span text:style-name="T12">contact_details_id</text:span><text:span text:style-name="T11">) </text:span><text:span text:style-name="T9">REFERENCES </text:span><text:span text:style-name="T11">contact_details (</text:span><text:span text:style-name="T12">id</text:span><text:span text:style-name="T11">),<text:line-break/> <text:s text:c="3"/></text:span><text:span text:style-name="T9">FOREIGN KEY </text:span><text:span text:style-name="T11">(</text:span><text:span text:style-name="T12">qualification_id</text:span><text:span text:style-name="T11">) </text:span><text:span text:style-name="T9">REFERENCES </text:span><text:span text:style-name="T11">qualification (</text:span><text:span text:style-name="T12">id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car`<text:line-break/>(<text:line-break/> <text:s text:c="3"/></text:span><text:span text:style-name="T12">`id` <text:s text:c="13"/></text:span><text:span text:style-name="T9">INT</text:span><text:span text:style-name="T11">(</text:span><text:span text:style-name="T13">11</text:span><text:span text:style-name="T11">) <text:s text:c="4"/></text:span><text:span text:style-name="T9">NOT NULL AUTO_INCREMENT</text:span><text:span text:style-name="T11">,<text:line-break/> <text:s text:c="3"/></text:span><text:span text:style-name="T12">`mark` <text:s text:c="11"/></text:span><text:span text:style-name="T9">VARCHAR</text:span><text:span text:style-name="T11">(</text:span><text:span text:style-name="T13">20</text:span><text:span text:style-name="T11">) </text:span><text:span text:style-name="T9">NOT NULL</text:span><text:span text:style-name="T11">,<text:line-break/> <text:s text:c="3"/></text:span><text:span text:style-name="T12">`model` <text:s text:c="10"/></text:span><text:span text:style-name="T9">VARCHAR</text:span><text:span text:style-name="T11">(</text:span><text:span text:style-name="T13">20</text:span><text:span text:style-name="T11">) </text:span><text:span text:style-name="T9">NOT NULL</text:span><text:span text:style-name="T11">,<text:line-break/> <text:s text:c="3"/></text:span><text:span text:style-name="T12">`year_of_release` </text:span><text:span text:style-name="T9">DATE <text:s text:c="7"/>NOT NULL</text:span><text:span text:style-name="T11">,<text:line-break/> <text:s text:c="3"/></text:span><text:span text:style-name="T12">`color` <text:s text:c="10"/></text:span><text:span text:style-name="T9">VARCHAR</text:span><text:span text:style-name="T11">(</text:span><text:span text:style-name="T13">10</text:span><text:span text:style-name="T11">) </text:span><text:span text:style-name="T9">NOT NULL</text:span><text:span text:style-name="T11">,<text:line-break/> <text:s text:c="3"/></text:span><text:span text:style-name="T12">`VIN` <text:s text:c="12"/></text:span><text:span text:style-name="T9">VARCHAR</text:span><text:span text:style-name="T11">(</text:span><text:span text:style-name="T13">18</text:span><text:span text:style-name="T11">) <text:s text:c="4"/></text:span><text:span text:style-name="T9">NOT NULL</text:span><text:span text:style-name="T11">,<text:line-break/> <text:s text:c="3"/></text:span><text:span text:style-name="T12">`price` <text:s text:c="10"/></text:span><text:span text:style-name="T9">INT</text:span><text:span text:style-name="T11">(</text:span><text:span text:style-name="T13">11</text:span><text:span text:style-name="T11">) <text:s text:c="4"/>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dealer`<text:line-break/>(<text:line-break/> <text:s text:c="3"/></text:span><text:span text:style-name="T12">`id` <text:s text:c="5"/></text:span><text:span text:style-name="T9">INT</text:span><text:span text:style-name="T11">(</text:span><text:span text:style-name="T13">11</text:span><text:span text:style-name="T11">) <text:s text:c="5"/></text:span><text:span text:style-name="T9">NOT NULL AUTO_INCREMENT</text:span><text:span text:style-name="T11">,<text:line-break/> <text:s text:c="3"/></text:span><text:span text:style-name="T12">`title` <text:s text:c="2"/></text:span><text:span text:style-name="T9">VARCHAR</text:span><text:span text:style-name="T11">(</text:span><text:span text:style-name="T13">30</text:span><text:span text:style-name="T11">) <text:s/></text:span><text:span text:style-name="T9">NOT NULL</text:span><text:span text:style-name="T11">,<text:line-break/> <text:s text:c="3"/></text:span><text:span text:style-name="T12">`address` </text:span><text:span text:style-name="T9">VARCHAR</text:span><text:span text:style-name="T11">(</text:span><text:span text:style-name="T13">100</text:span><text:span text:style-name="T11">) </text:span><text:span text:style-name="T9">NOT NULL</text:span><text:span text:style-name="T11">,<text:line-break/> <text:s text:c="3"/></text:span><text:span text:style-name="T12">`city` <text:s text:c="3"/></text:span><text:span text:style-name="T9">VARCHAR</text:span><text:span text:style-name="T11">(</text:span><text:span text:style-name="T13">30</text:span><text:span text:style-name="T11">) <text:s/></text:span><text:span text:style-name="T9">NOT NULL</text:span><text:span text:style-name="T11">,<text:line-break/> <text:s text:c="3"/></text:span><text:span text:style-name="T12">`rating` <text:s/></text:span><text:span text:style-name="T9">FLOAT</text:span><text:span text:style-name="T11">(</text:span><text:span text:style-name="T13">4</text:span><text:span text:style-name="T11">) <text:s text:c="4"/></text:span><text:span text:style-name="T9">NOT NULL</text:span><text:span text:style-name="T11">,<text:line-break/> <text:s text:c="3"/></text:span><text:span text:style-name="T12">`car_id` <text:s/></text:span><text:span text:style-name="T9">INT</text:span><text:span text:style-name="T11">(</text:span><text:span text:style-name="T13">11</text:span><text:span text:style-name="T11">) <text:s text:c="5"/>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,<text:line-break/> <text:s text:c="3"/></text:span><text:span text:style-name="T9">FOREIGN KEY </text:span><text:span text:style-name="T11">(</text:span><text:span text:style-name="T12">car_id</text:span><text:span text:style-name="T11">) </text:span><text:span text:style-name="T9">REFERENCES </text:span><text:span text:style-name="T11">car (</text:span><text:span text:style-name="T12">id</text:span><text:span text:style-name="T11">)<text:line-break/>) </text:span><text:span text:style-name="T9">ENGINE </text:span><text:span text:style-name="T11">= InnoDB;<text:line-break/><text:line-break/></text:span><text:span text:style-name="T9">CREATE TABLE IF NOT EXISTS </text:span><text:span text:style-name="T11">`dealership`.`sales_contract`<text:line-break/>(<text:line-break/> <text:s text:c="3"/></text:span><text:span text:style-name="T12">`id` <text:s text:c="10"/></text:span><text:span text:style-name="T9">INT</text:span><text:span text:style-name="T11">(</text:span><text:span text:style-name="T13">11</text:span><text:span text:style-name="T11">) <text:s/></text:span><text:span text:style-name="T9">NOT NULL AUTO_INCREMENT</text:span><text:span text:style-name="T11">,<text:line-break/> <text:s text:c="3"/></text:span><text:span text:style-name="T12">`date_of_sale` </text:span><text:span text:style-name="T9">DATETIME NOT NULL</text:span><text:span text:style-name="T11">,<text:line-break/> <text:s text:c="3"/></text:span><text:span text:style-name="T12">`sale_amount` <text:s/></text:span><text:span text:style-name="T9">INT</text:span><text:span text:style-name="T11">(</text:span><text:span text:style-name="T13">2</text:span><text:span text:style-name="T11">) <text:s text:c="2"/></text:span><text:span text:style-name="T9">NOT NULL</text:span><text:span text:style-name="T11">,<text:line-break/> <text:s text:c="3"/></text:span><text:span text:style-name="T12">`seller_id` <text:s text:c="3"/></text:span><text:span text:style-name="T9">INT</text:span><text:span text:style-name="T11">(</text:span><text:span text:style-name="T13">11</text:span><text:span text:style-name="T11">) <text:s/></text:span><text:span text:style-name="T9">NOT NULL</text:span><text:span text:style-name="T11">,<text:line-break/> <text:s text:c="3"/></text:span><text:span text:style-name="T12">`buyer_id` <text:s text:c="4"/></text:span><text:span text:style-name="T9">INT</text:span><text:span text:style-name="T11">(</text:span><text:span text:style-name="T13">11</text:span><text:span text:style-name="T11">) <text:s/></text:span><text:span text:style-name="T9">NOT NULL</text:span><text:span text:style-name="T11">,<text:line-break/> <text:s text:c="3"/></text:span><text:span text:style-name="T12">`dealer_id` <text:s text:c="3"/></text:span><text:span text:style-name="T9">INT</text:span><text:span text:style-name="T11">(</text:span><text:span text:style-name="T13">11</text:span><text:span text:style-name="T11">) <text:s/></text:span><text:span text:style-name="T9">NOT NULL</text:span><text:span text:style-name="T11">,<text:line-break/> <text:s text:c="3"/></text:span><text:span text:style-name="T12">`car_id` <text:s text:c="6"/></text:span><text:span text:style-name="T9">INT</text:span><text:span text:style-name="T11">(</text:span><text:span text:style-name="T13">11</text:span><text:span text:style-name="T11">) <text:s/></text:span><text:span text:style-name="T9">NOT NULL</text:span><text:span text:style-name="T11">,<text:line-break/> <text:s text:c="3"/></text:span><text:span text:style-name="T9">PRIMARY KEY </text:span><text:span text:style-name="T11">(</text:span><text:span text:style-name="T12">`id`</text:span><text:span text:style-name="T11">),<text:line-break/> <text:s text:c="3"/></text:span><text:span text:style-name="T9">FOREIGN KEY </text:span><text:span text:style-name="T11">(</text:span><text:span text:style-name="T12">seller_id</text:span><text:span text:style-name="T11">) </text:span><text:span text:style-name="T9">REFERENCES </text:span><text:span text:style-name="T11">seller (</text:span><text:span text:style-name="T12">id</text:span><text:span text:style-name="T11">),<text:line-break/> <text:s text:c="3"/></text:span><text:span text:style-name="T9">FOREIGN KEY </text:span><text:span text:style-name="T11">(</text:span><text:span text:style-name="T12">buyer_id</text:span><text:span text:style-name="T11">) </text:span><text:span text:style-name="T9">REFERENCES </text:span><text:span text:style-name="T11">buyer (</text:span><text:span text:style-name="T12">id</text:span><text:span text:style-name="T11">),<text:line-break/> <text:s text:c="3"/></text:span><text:span text:style-name="T9">FOREIGN KEY </text:span><text:span text:style-name="T11">(</text:span><text:span text:style-name="T12">dealer_id</text:span><text:span text:style-name="T11">) </text:span><text:span text:style-name="T9">REFERENCES </text:span><text:span text:style-name="T11">dealer (</text:span><text:span text:style-name="T12">id</text:span><text:span text:style-name="T11">),<text:line-break/> <text:s text:c="3"/></text:span><text:span text:style-name="T9">FOREIGN KEY </text:span><text:span text:style-name="T11">(</text:span><text:span text:style-name="T12">car_id</text:span><text:span text:style-name="T11">) </text:span><text:span text:style-name="T9">REFERENCES </text:span><text:span text:style-name="T11">car (</text:span><text:span text:style-name="T12">id</text:span><text:span text:style-name="T11">)<text:line-break/>) </text:span><text:span text:style-name="T9">ENGINE </text:span><text:span text:style-name="T11">= InnoDB;</text:span></text:p>
      <text:p text:style-name="P1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oft-page-break/><text:span text:style-name="T18">Задание </text:span>2.<text:span text:style-name="T8"> С помощью SQL-запросов выполнить добавление 3–4 записей в каждую таблицу, изменение и удаление нескольких записей.</text:span></text:p>
      <text:p text:style-name="P10">Запросы создания записей для каждой таблицы: </text:p>
      <text:p text:style-name="P8" loext:marker-style-name="T11"><text:span text:style-name="T15">-- </text:span><text:span text:style-name="T14">Вставка данных в таблицу "qualification"<text:line-break/></text:span><text:span text:style-name="T9">INSERT INTO </text:span><text:span text:style-name="T11">dealership.qualification (</text:span><text:span text:style-name="T12">post</text:span><text:span text:style-name="T11">, </text:span><text:span text:style-name="T12">experience</text:span><text:span text:style-name="T11">, </text:span><text:span text:style-name="T12">certification</text:span><text:span text:style-name="T11">, </text:span><text:span text:style-name="T12">additional_notes</text:span><text:span text:style-name="T11">)<text:line-break/></text:span><text:span text:style-name="T9">VALUES<text:line-break/> <text:s/></text:span><text:span text:style-name="T11">(</text:span><text:span text:style-name="T16">'Менеджер по продажам'</text:span><text:span text:style-name="T11">, </text:span><text:span text:style-name="T13">3</text:span><text:span text:style-name="T11">, </text:span><text:span text:style-name="T16">'Сертификат №12345'</text:span><text:span text:style-name="T11">, </text:span><text:span text:style-name="T16">'Дополнительные навыки: клиентоориентированность'</text:span><text:span text:style-name="T11">),<text:line-break/> <text:s/>(</text:span><text:span text:style-name="T16">'Технический специалист'</text:span><text:span text:style-name="T11">, </text:span><text:span text:style-name="T13">5</text:span><text:span text:style-name="T11">, </text:span><text:span text:style-name="T16">'Сертификат №54321'</text:span><text:span text:style-name="T11">, </text:span><text:span text:style-name="T16">'Дополнительные навыки: техническое обслуживание автомобилей'</text:span><text:span text:style-name="T11">);<text:line-break/><text:line-break/><text:line-break/></text:span><text:span text:style-name="T14">-- Вставка данных в таблицу "contact_details"<text:line-break/></text:span><text:span text:style-name="T9">INSERT INTO </text:span><text:span text:style-name="T11">dealership.contact_details (</text:span><text:span text:style-name="T12">first_name</text:span><text:span text:style-name="T11">, </text:span><text:span text:style-name="T12">last_name</text:span><text:span text:style-name="T11">, </text:span><text:span text:style-name="T12">email</text:span><text:span text:style-name="T11">, </text:span><text:span text:style-name="T12">phone</text:span><text:span text:style-name="T11">)<text:line-break/></text:span><text:span text:style-name="T9">VALUES<text:line-break/> <text:s/></text:span><text:span text:style-name="T11">(</text:span><text:span text:style-name="T16">'John'</text:span><text:span text:style-name="T11">, </text:span><text:span text:style-name="T16">'Doe'</text:span><text:span text:style-name="T11">, </text:span><text:span text:style-name="T16">'john@example.com'</text:span><text:span text:style-name="T11">, </text:span><text:span text:style-name="T16">'1234567890'</text:span><text:span text:style-name="T11">),<text:line-break/> <text:s/>(</text:span><text:span text:style-name="T16">'Jane'</text:span><text:span text:style-name="T11">, </text:span><text:span text:style-name="T16">'Smith'</text:span><text:span text:style-name="T11">, </text:span><text:span text:style-name="T16">'jane@example.com'</text:span><text:span text:style-name="T11">, </text:span><text:span text:style-name="T16">'9876543210'</text:span><text:span text:style-name="T11">),<text:line-break/> <text:s/>(</text:span><text:span text:style-name="T16">'Alice'</text:span><text:span text:style-name="T11">, </text:span><text:span text:style-name="T16">'Johnson'</text:span><text:span text:style-name="T11">, </text:span><text:span text:style-name="T16">'alice@example.com'</text:span><text:span text:style-name="T11">, </text:span><text:span text:style-name="T16">'5555555555'</text:span><text:span text:style-name="T11">),<text:line-break/> <text:s/>(</text:span><text:span text:style-name="T16">'Bob'</text:span><text:span text:style-name="T11">, </text:span><text:span text:style-name="T16">'Williams'</text:span><text:span text:style-name="T11">, </text:span><text:span text:style-name="T16">'bob@example.com'</text:span><text:span text:style-name="T11">, </text:span><text:span text:style-name="T16">'7777777777'</text:span><text:span text:style-name="T11">),<text:line-break/> <text:s/>(</text:span><text:span text:style-name="T16">'Eva'</text:span><text:span text:style-name="T11">, </text:span><text:span text:style-name="T16">'Brown'</text:span><text:span text:style-name="T11">, </text:span><text:span text:style-name="T16">'eva@example.com'</text:span><text:span text:style-name="T11">, </text:span><text:span text:style-name="T16">'8888888888'</text:span><text:span text:style-name="T11">),<text:line-break/> <text:s/>(</text:span><text:span text:style-name="T16">'Mike'</text:span><text:span text:style-name="T11">, </text:span><text:span text:style-name="T16">'Davis'</text:span><text:span text:style-name="T11">, </text:span><text:span text:style-name="T16">'mike@example.com'</text:span><text:span text:style-name="T11">, </text:span><text:span text:style-name="T16">'6666666666'</text:span><text:span text:style-name="T11">),<text:line-break/> <text:s/>(</text:span><text:span text:style-name="T16">'Lisa'</text:span><text:span text:style-name="T11">, </text:span><text:span text:style-name="T16">'Lee'</text:span><text:span text:style-name="T11">, </text:span><text:span text:style-name="T16">'lisa@example.com'</text:span><text:span text:style-name="T11">, </text:span><text:span text:style-name="T16">'4444444444'</text:span><text:span text:style-name="T11">),<text:line-break/> <text:s/>(</text:span><text:span text:style-name="T16">'Alex'</text:span><text:span text:style-name="T11">, </text:span><text:span text:style-name="T16">'Taylor'</text:span><text:span text:style-name="T11">, </text:span><text:span text:style-name="T16">'alex@example.com'</text:span><text:span text:style-name="T11">, </text:span><text:span text:style-name="T16">'2222222222'</text:span><text:span text:style-name="T11">),<text:line-break/> <text:s/>(</text:span><text:span text:style-name="T16">'Sarah'</text:span><text:span text:style-name="T11">, </text:span><text:span text:style-name="T16">'Clark'</text:span><text:span text:style-name="T11">, </text:span><text:span text:style-name="T16">'sarah@example.com'</text:span><text:span text:style-name="T11">, </text:span><text:span text:style-name="T16">'9999999999'</text:span><text:span text:style-name="T11">),<text:line-break/> <text:s/>(</text:span><text:span text:style-name="T16">'Tom'</text:span><text:span text:style-name="T11">, </text:span><text:span text:style-name="T16">'Wilson'</text:span><text:span text:style-name="T11">, </text:span><text:span text:style-name="T16">'tom@example.com'</text:span><text:span text:style-name="T11">, </text:span><text:span text:style-name="T16">'1111111111'</text:span><text:span text:style-name="T11">);<text:line-break/><text:line-break/><text:line-break/></text:span><text:span text:style-name="T14">-- Вставка данных в таблицу "buyer"<text:line-break/></text:span><text:span text:style-name="T9">INSERT INTO </text:span><text:span text:style-name="T11">dealership.buyer (</text:span><text:span text:style-name="T12">contact_details_id</text:span><text:span text:style-name="T11">)<text:line-break/></text:span><text:span text:style-name="T9">VALUES<text:line-break/> <text:s/></text:span><text:span text:style-name="T11">(</text:span><text:span text:style-name="T13">1</text:span><text:span text:style-name="T11">), </text:span><text:span text:style-name="T14">-- Ссылка на контакт с id = 1<text:line-break/> <text:s/></text:span><text:span text:style-name="T11">(</text:span><text:span text:style-name="T13">3</text:span><text:span text:style-name="T11">), </text:span><text:span text:style-name="T14">-- Ссылка на контакт с id = 3<text:line-break/> <text:s/></text:span><text:span text:style-name="T11">(</text:span><text:span text:style-name="T13">5</text:span><text:span text:style-name="T11">), </text:span><text:span text:style-name="T14">-- Ссылка на контакт с id = 5<text:line-break/> <text:s/></text:span><text:span text:style-name="T11">(</text:span><text:span text:style-name="T13">7</text:span><text:span text:style-name="T11">), </text:span><text:span text:style-name="T14">-- Ссылка на контакт с id = 7<text:line-break/> <text:s/></text:span><text:span text:style-name="T11">(</text:span><text:span text:style-name="T13">9</text:span><text:span text:style-name="T11">); </text:span><text:span text:style-name="T14">-- Ссылка на контакт с id = 9<text:line-break/><text:line-break/><text:line-break/>-- Вставка данных в таблицу "seller"<text:line-break/></text:span><text:span text:style-name="T9">INSERT INTO </text:span><text:span text:style-name="T11">dealership.seller (</text:span><text:span text:style-name="T12">contact_details_id</text:span><text:span text:style-name="T11">, </text:span><text:span text:style-name="T12">qualification_id</text:span><text:span text:style-name="T11">)<text:line-break/></text:span><text:span text:style-name="T9">VALUES<text:line-break/> <text:s/></text:span><text:span text:style-name="T11">(</text:span><text:span text:style-name="T13">2</text:span><text:span text:style-name="T11">, </text:span><text:span text:style-name="T13">1</text:span><text:span text:style-name="T11">), </text:span><text:span text:style-name="T14">-- Ссылка на контакт с id = 2 и квалификацию с id = 1<text:line-break/> <text:s/></text:span><text:span text:style-name="T11">(</text:span><text:span text:style-name="T13">4</text:span><text:span text:style-name="T11">, </text:span><text:span text:style-name="T13">2</text:span><text:span text:style-name="T11">), </text:span><text:span text:style-name="T14">-- Ссылка на контакт с id = 4 и квалификацию с id = 2<text:line-break/> <text:s/></text:span><text:span text:style-name="T11">(</text:span><text:span text:style-name="T13">6</text:span><text:span text:style-name="T11">, </text:span><text:span text:style-name="T13">1</text:span><text:span text:style-name="T11">), </text:span><text:span text:style-name="T14">-- Ссылка на контакт с id = 6 и квалификацию с id = 1<text:line-break/> <text:s/></text:span><text:span text:style-name="T11">(</text:span><text:span text:style-name="T13">8</text:span><text:span text:style-name="T11">, </text:span><text:span text:style-name="T13">2</text:span><text:span text:style-name="T11">); </text:span><text:span text:style-name="T14">-- Ссылка на контакт с id = 8 и квалификацию с id = 2<text:line-break/><text:line-break/><text:line-break/>-- Вставка данных в таблицу "car"<text:line-break/></text:span><text:span text:style-name="T9">INSERT INTO </text:span><text:span text:style-name="T11">dealership.car (</text:span><text:span text:style-name="T12">mark</text:span><text:span text:style-name="T11">, </text:span><text:span text:style-name="T12">model</text:span><text:span text:style-name="T11">, </text:span><text:span text:style-name="T12">year_of_release</text:span><text:span text:style-name="T11">, </text:span><text:span text:style-name="T12">color</text:span><text:span text:style-name="T11">, </text:span><text:span text:style-name="T12">VIN</text:span><text:span text:style-name="T11">, </text:span><text:span text:style-name="T12">price</text:span><text:span text:style-name="T11">)<text:line-break/></text:span><text:span text:style-name="T9">VALUES<text:line-break/> <text:s/></text:span><text:span text:style-name="T11">(</text:span><text:span text:style-name="T16">'Toyota'</text:span><text:span text:style-name="T11">, </text:span><text:span text:style-name="T16">'Camry'</text:span><text:span text:style-name="T11">, </text:span><text:span text:style-name="T16">'2020-01-01'</text:span><text:span text:style-name="T11">, </text:span><text:span text:style-name="T16">'Blue'</text:span><text:span text:style-name="T11">, </text:span><text:span text:style-name="T13">12345678901234567</text:span><text:span text:style-name="T11">, </text:span><text:span text:style-name="T13">20000</text:span><text:span text:style-name="T11">),<text:line-break/> <text:s/>(</text:span><text:span text:style-name="T16">'Honda'</text:span><text:span text:style-name="T11">, </text:span><text:span text:style-name="T16">'Civic'</text:span><text:span text:style-name="T11">, </text:span><text:span text:style-name="T16">'2019-01-01'</text:span><text:span text:style-name="T11">, </text:span><text:span text:style-name="T16">'Red'</text:span><text:span text:style-name="T11">, </text:span><text:span text:style-name="T13">98765432109876543</text:span><text:span text:style-name="T11">, </text:span><text:span text:style-name="T13">18000</text:span><text:span text:style-name="T11">),<text:line-break/> <text:s/>(</text:span><text:span text:style-name="T16">'Ford'</text:span><text:span text:style-name="T11">, </text:span><text:span text:style-name="T16">'Focus'</text:span><text:span text:style-name="T11">, </text:span><text:span text:style-name="T16">'2018-01-01'</text:span><text:span text:style-name="T11">, </text:span><text:span text:style-name="T16">'Silver'</text:span><text:span text:style-name="T11">, </text:span><text:span text:style-name="T13">56789012345678901</text:span><text:span text:style-name="T11">, </text:span><text:span text:style-name="T13">15000</text:span><text:span text:style-name="T11">),<text:line-break/> <text:s/>(</text:span><text:span text:style-name="T16">'Chevrolet'</text:span><text:span text:style-name="T11">, </text:span><text:span text:style-name="T16">'Malibu'</text:span><text:span text:style-name="T11">, </text:span><text:span text:style-name="T16">'2021-01-01'</text:span><text:span text:style-name="T11">, </text:span><text:span text:style-name="T16">'Black'</text:span><text:span text:style-name="T11">, </text:span><text:span text:style-name="T13">23456789012345678</text:span><text:span text:style-name="T11">, </text:span><text:span text:style-name="T13">22000</text:span><text:span text:style-name="T11">),<text:line-break/> <text:s/>(</text:span><text:span text:style-name="T16">'Nissan'</text:span><text:span text:style-name="T11">, </text:span><text:span text:style-name="T16">'Altima'</text:span><text:span text:style-name="T11">, </text:span><text:span text:style-name="T16">'2017-01-01'</text:span><text:span text:style-name="T11">, </text:span><text:span text:style-name="T16">'White'</text:span><text:span text:style-name="T11">, </text:span><text:span text:style-name="T13">78901234567890123</text:span><text:span text:style-name="T11">, </text:span><text:span text:style-name="T13">16000</text:span><text:span text:style-name="T11">);<text:line-break/><text:line-break/><text:line-break/></text:span><text:span text:style-name="T14">-- Вставка данных в таблицу "dealer"<text:line-break/></text:span><text:span text:style-name="T9">INSERT INTO </text:span><text:span text:style-name="T11">dealership.dealer (</text:span><text:span text:style-name="T12">title</text:span><text:span text:style-name="T11">, </text:span><text:span text:style-name="T12">address</text:span><text:span text:style-name="T11">, </text:span><text:span text:style-name="T12">city</text:span><text:span text:style-name="T11">, </text:span><text:span text:style-name="T12">rating</text:span><text:span text:style-name="T11">, </text:span><text:span text:style-name="T12">car_id</text:span><text:span text:style-name="T11">)<text:line-break/></text:span><text:span text:style-name="T9">VALUES<text:line-break/> <text:s/></text:span><text:span text:style-name="T11">(</text:span><text:span text:style-name="T16">'Auto World'</text:span><text:span text:style-name="T11">, </text:span><text:span text:style-name="T16">'123 Main Street'</text:span><text:span text:style-name="T11">, </text:span><text:span text:style-name="T16">'New York'</text:span><text:span text:style-name="T11">, </text:span><text:span text:style-name="T13">4.5</text:span><text:span text:style-name="T11">, </text:span><text:span text:style-name="T13">1</text:span><text:span text:style-name="T11">),<text:line-break/> <text:s/>(</text:span><text:span text:style-name="T16">'City Motors'</text:span><text:span text:style-name="T11">, </text:span><text:span text:style-name="T16">'456 Elm Street'</text:span><text:span text:style-name="T11">, </text:span><text:span text:style-name="T16">'Los Angeles'</text:span><text:span text:style-name="T11">, </text:span><text:span text:style-name="T13">4.0</text:span><text:span text:style-name="T11">, </text:span><text:span text:style-name="T13">2</text:span><text:span text:style-name="T11">),<text:line-break/></text:span><text:soft-page-break/><text:span text:style-name="T11"> <text:s/>(</text:span><text:span text:style-name="T16">'Speedy Cars'</text:span><text:span text:style-name="T11">, </text:span><text:span text:style-name="T16">'789 Oak Street'</text:span><text:span text:style-name="T11">, </text:span><text:span text:style-name="T16">'Chicago'</text:span><text:span text:style-name="T11">, </text:span><text:span text:style-name="T13">4.2</text:span><text:span text:style-name="T11">, </text:span><text:span text:style-name="T13">3</text:span><text:span text:style-name="T11">),<text:line-break/> <text:s/>(</text:span><text:span text:style-name="T16">'Mega Autos'</text:span><text:span text:style-name="T11">, </text:span><text:span text:style-name="T16">'101 Pine Street'</text:span><text:span text:style-name="T11">, </text:span><text:span text:style-name="T16">'Houston'</text:span><text:span text:style-name="T11">, </text:span><text:span text:style-name="T13">4.8</text:span><text:span text:style-name="T11">, </text:span><text:span text:style-name="T13">4</text:span><text:span text:style-name="T11">),<text:line-break/> <text:s/>(</text:span><text:span text:style-name="T16">'Elite Motors'</text:span><text:span text:style-name="T11">, </text:span><text:span text:style-name="T16">'202 Maple Street'</text:span><text:span text:style-name="T11">, </text:span><text:span text:style-name="T16">'Miami'</text:span><text:span text:style-name="T11">, </text:span><text:span text:style-name="T13">4.6</text:span><text:span text:style-name="T11">, </text:span><text:span text:style-name="T13">5</text:span><text:span text:style-name="T11">);<text:line-break/><text:line-break/><text:line-break/></text:span><text:span text:style-name="T14">-- Вставка данных в таблицу "sales_contract"<text:line-break/></text:span><text:span text:style-name="T9">INSERT INTO </text:span><text:span text:style-name="T11">dealership.sales_contract (</text:span><text:span text:style-name="T12">date_of_sale</text:span><text:span text:style-name="T11">, </text:span><text:span text:style-name="T12">sale_amount</text:span><text:span text:style-name="T11">, </text:span><text:span text:style-name="T12">seller_id</text:span><text:span text:style-name="T11">, </text:span><text:span text:style-name="T12">buyer_id</text:span><text:span text:style-name="T11">, </text:span><text:span text:style-name="T12">dealer_id</text:span><text:span text:style-name="T11">, </text:span><text:span text:style-name="T12">car_id</text:span><text:span text:style-name="T11">)<text:line-break/></text:span><text:span text:style-name="T9">VALUES<text:line-break/> <text:s/></text:span><text:span text:style-name="T11">(</text:span><text:span text:style-name="T16">'2023-10-01 10:00:00'</text:span><text:span text:style-name="T11">, </text:span><text:span text:style-name="T13">20000</text:span><text:span text:style-name="T11">, </text:span><text:span text:style-name="T13">1</text:span><text:span text:style-name="T11">, </text:span><text:span text:style-name="T13">1</text:span><text:span text:style-name="T11">, </text:span><text:span text:style-name="T13">1</text:span><text:span text:style-name="T11">, </text:span><text:span text:style-name="T13">1</text:span><text:span text:style-name="T11">),<text:line-break/> <text:s/>(</text:span><text:span text:style-name="T16">'2023-10-02 11:30:00'</text:span><text:span text:style-name="T11">, </text:span><text:span text:style-name="T13">18000</text:span><text:span text:style-name="T11">, </text:span><text:span text:style-name="T13">2</text:span><text:span text:style-name="T11">, </text:span><text:span text:style-name="T13">2</text:span><text:span text:style-name="T11">, </text:span><text:span text:style-name="T13">2</text:span><text:span text:style-name="T11">, </text:span><text:span text:style-name="T13">2</text:span><text:span text:style-name="T11">),<text:line-break/> <text:s/>(</text:span><text:span text:style-name="T16">'2023-10-03 09:45:00'</text:span><text:span text:style-name="T11">, </text:span><text:span text:style-name="T13">15000</text:span><text:span text:style-name="T11">, </text:span><text:span text:style-name="T13">3</text:span><text:span text:style-name="T11">, </text:span><text:span text:style-name="T13">3</text:span><text:span text:style-name="T11">, </text:span><text:span text:style-name="T13">3</text:span><text:span text:style-name="T11">, </text:span><text:span text:style-name="T13">3</text:span><text:span text:style-name="T11">),<text:line-break/> <text:s/>(</text:span><text:span text:style-name="T16">'2023-10-04 15:20:00'</text:span><text:span text:style-name="T11">, </text:span><text:span text:style-name="T13">22000</text:span><text:span text:style-name="T11">, </text:span><text:span text:style-name="T13">4</text:span><text:span text:style-name="T11">, </text:span><text:span text:style-name="T13">4</text:span><text:span text:style-name="T11">, </text:span><text:span text:style-name="T13">4</text:span><text:span text:style-name="T11">, </text:span><text:span text:style-name="T13">4</text:span><text:span text:style-name="T11">),<text:line-break/> <text:s/>(</text:span><text:span text:style-name="T16">'2023-10-05 13:15:00'</text:span><text:span text:style-name="T11">, </text:span><text:span text:style-name="T13">16000</text:span><text:span text:style-name="T11">, </text:span><text:span text:style-name="T13">2</text:span><text:span text:style-name="T11">, </text:span><text:span text:style-name="T13">5</text:span><text:span text:style-name="T11">, </text:span><text:span text:style-name="T13">5</text:span><text:span text:style-name="T11">, </text:span><text:span text:style-name="T13">5</text:span><text:span text:style-name="T11">);<text:line-break/></text:span></text:p>
      <text:p text:style-name="P1"><text:span text:style-name="T8"/></text:p>
      <text:p text:style-name="P10">Запросы на изменение данных в таблицах:<text:span text:style-name="T8"> </text:span></text:p>
      <text:p text:style-name="P8" loext:marker-style-name="T11"><text:span text:style-name="T10">UPDATE </text:span><text:span text:style-name="T11">dealership.car<text:line-break/></text:span><text:span text:style-name="T9">SET </text:span><text:span text:style-name="T12">price </text:span><text:span text:style-name="T11">= </text:span><text:span text:style-name="T13">21000<text:line-break/></text:span><text:span text:style-name="T9">WHERE </text:span><text:span text:style-name="T12">id </text:span><text:span text:style-name="T11">= </text:span><text:span text:style-name="T13">1</text:span><text:span text:style-name="T11">;<text:line-break/><text:line-break/></text:span><text:span text:style-name="T9">UPDATE </text:span><text:span text:style-name="T11">dealership.car<text:line-break/></text:span><text:span text:style-name="T9">SET </text:span><text:span text:style-name="T12">model </text:span><text:span text:style-name="T11">= </text:span><text:span text:style-name="T16">'Accord'<text:line-break/></text:span><text:span text:style-name="T9">WHERE </text:span><text:span text:style-name="T12">id </text:span><text:span text:style-name="T11">= </text:span><text:span text:style-name="T13">2</text:span><text:span text:style-name="T11">;<text:line-break/><text:line-break/></text:span><text:span text:style-name="T9">UPDATE </text:span><text:span text:style-name="T11">dealership.dealer<text:line-break/></text:span><text:span text:style-name="T9">SET </text:span><text:span text:style-name="T12">address </text:span><text:span text:style-name="T11">= </text:span><text:span text:style-name="T16">'123 Oak Street'<text:line-break/></text:span><text:span text:style-name="T9">WHERE </text:span><text:span text:style-name="T12">id </text:span><text:span text:style-name="T11">= </text:span><text:span text:style-name="T13">4</text:span><text:span text:style-name="T11">;<text:line-break/><text:line-break/></text:span><text:span text:style-name="T9">UPDATE </text:span><text:span text:style-name="T11">dealership.dealer<text:line-break/></text:span><text:span text:style-name="T9">SET </text:span><text:span text:style-name="T12">rating </text:span><text:span text:style-name="T11">= </text:span><text:span text:style-name="T12">rating </text:span><text:span text:style-name="T11">+ </text:span><text:span text:style-name="T13">0.5<text:line-break/></text:span><text:span text:style-name="T9">WHERE </text:span><text:span text:style-name="T12">id </text:span><text:span text:style-name="T11">= </text:span><text:span text:style-name="T13">5</text:span><text:span text:style-name="T11">;</text:span></text:p>
      <text:p text:style-name="P1"><text:span text:style-name="T8"/></text:p>
      <text:p text:style-name="P10">Запрос на удаление данных в таблицах: </text:p>
      <text:p text:style-name="P8" loext:marker-style-name="T11"><text:span text:style-name="T10">DELETE</text:span><text:span text:style-name="T9"><text:line-break/>FROM </text:span><text:span text:style-name="T11">dealership.contact_details<text:line-break/></text:span><text:span text:style-name="T9">WHERE </text:span><text:span text:style-name="T12">id </text:span><text:span text:style-name="T11">= </text:span><text:span text:style-name="T13">10</text:span><text:span text:style-name="T11">;</text:span></text:p>
      <text:p text:style-name="P1"><text:span text:style-name="T8"/></text:p>
      <text:p text:style-name="P10">Вывод: <text:span text:style-name="T8">В процессе выполнения лабораторной работы были получены навыки использования языка SQL для создания структуры базы данных. Изучены и использованы запросы для создания базы данных, таблиц, связей, ограничений, а также создания, изменения и удаления данных в таблицах. 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oft-page-break/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2:37:08.520000000</meta:creation-date>
    <dc:date>2023-11-06T22:50:12.270000000</dc:date>
    <meta:editing-duration>PT13M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30" meta:word-count="984" meta:character-count="8003" meta:non-whitespace-character-count="6495"/>
  </office:meta>
</office:document-meta>
</file>